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8dae" officeooo:paragraph-rsid="000f8dae"/>
    </style:style>
    <style:style style:name="P2" style:family="paragraph" style:parent-style-name="Standard">
      <style:text-properties officeooo:rsid="000f8dae" officeooo:paragraph-rsid="000fcd0c"/>
    </style:style>
    <style:style style:name="P3" style:family="paragraph" style:parent-style-name="Standard">
      <style:text-properties officeooo:rsid="000f8dae" officeooo:paragraph-rsid="000fcd0c"/>
    </style:style>
    <style:style style:name="P4" style:family="paragraph" style:parent-style-name="Standard">
      <style:text-properties officeooo:rsid="000f8dae" officeooo:paragraph-rsid="001595c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cd0c"/>
    </style:style>
    <style:style style:name="T3" style:family="text">
      <style:text-properties officeooo:rsid="000fcd0c"/>
    </style:style>
    <style:style style:name="T4" style:family="text">
      <style:text-properties officeooo:rsid="0011d9a0"/>
    </style:style>
    <style:style style:name="T5" style:family="text">
      <style:text-properties officeooo:rsid="00128f46"/>
    </style:style>
    <style:style style:name="T6" style:family="text">
      <style:text-properties officeooo:rsid="00179b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оинфа</text:p>
      <text:p text:style-name="P1">Сейчас у меня нет работы и финансовых сбережений, я живу на обеспечении матери, которая зарабатывает 25 тысяч рублей в месяц. Я не могу позволить себе купить курс.</text:p>
      <text:p text:style-name="P1"/>
      <text:p text:style-name="P1"/>
      <text:p text:style-name="P2"><text:span text:style-name="T3">Я</text:span> окончил факультет математики НИУ ВШЭ. </text:p>
      <text:p text:style-name="P2">В ближайшие годы на нашу цивилизацию окажут большое влияние биотехнологии, нанотехнологии и информационные технологии. У меня есть некоторое образование в области информационных <text:span text:style-name="T3">засчет Школы Анализа Данных и курсов на курсере</text:span>, и я хочу расширить свои возможности как будущего ученого и изобретателя, потому что хочу попробовать позаниматься проблемой старения. Там будет нужна математика и data science, а также, конечно, биоинформатика, которой я пока не знаю. </text:p>
      <text:p text:style-name="P1">Более краткосрочная цель - перевестись с магистратуры, посвященной чисто математике и машинному обучению, на магистратуру более широкого профиля, в которой изучается биоинформатика, и я хочу готовиться к переводу.</text:p>
      <text:p text:style-name="P1">Также я сейчас учусь в Школе Анализа Данных <text:span text:style-name="T3">на направлении “Анализ Данных в Прикладных Науках”</text:span> и хочу сделать проект, связанный с биоинформатикой - для этого мне тоже надо начинать изучать эту науку.</text:p>
      <text:p text:style-name="P1">Мои дальнейшие планы после окончаня магистратуры – получать ученую степень здесь или зарубежом, изобретать, заниматься наукой, высокими технологиями и передовыми областями знаний. </text:p>
      <text:p text:style-name="P1"/>
      <text:p text:style-name="P1">Выч нейронауки</text:p>
      <text:p text:style-name="P1"/>
      <text:p text:style-name="P1">Сейчас у меня нет работы и финансовых сбережений, я живу на обеспечении матери, которая зарабатывает 25 тысяч рублей в месяц. Я не могу позволить себе купить курс.</text:p>
      <text:p text:style-name="P1">Моя семья находится в трудном материальном положении. Я живу вдвоем с мамой. Родители развелись восемь лет назад, и отец не платил алименты и никак нам не помогал. Одновременно с учебой в институте я стажировался, но на фулл-тайм работу, конечно, не хватало времени, и, соответственно, мой доход был небольшим. В моем вузе (я окончил факультет математики НИУ ВШЭ) платили мизерную стипендию (примерно 1700 рублей) даже тем, у кого высокая успеваемость. Сейчас я не могу найти работу из-за того, что компании сильно уменьшили набор новых сотрудников из-за коронавируса. <text:span text:style-name="Основной_20_шрифт_20_абзаца"><text:span text:style-name="T1">Как известно, студенту в целом сложно найти хорошо оплачиваемую работу, а после окончания учебы сложно найти работу по специальности. Я уверен, что пройду курс и это очень поможет мне. </text:span></text:span><text:span text:style-name="Основной_20_шрифт_20_абзаца"><text:span text:style-name="T2">Я хочу засчет расширения сферы своей компетенции стать более востребованным для работодателей.</text:span></text:span></text:p>
      <text:p text:style-name="P1"><text:span text:style-name="Основной_20_шрифт_20_абзаца"><text:span text:style-name="T2"/></text:span></text:p>
      <text:p text:style-name="P2"><text:span text:style-name="T3">Я</text:span> окончил факультет математики НИУ ВШЭ, <text:span text:style-name="T5">сейчас учусь на датасаентиста в совместной магистратуре ВШЭ и сколтеха. Я чрезвычайно интравертный и стеснительный человек. Я не умею работать в командах, тем более возглавлять их. Я с трудом распознаю эмоции у себя и других. Я хочу радикально поменять ситуацию. Я думаю, что именно неразвитость эмоционального интеллекта сильно мешает мне реализовывать свой потенциал. Я стану более ценным работником, если решу эти проблемы. Мне хочется заниматься крупными важными проектами, а без навыков, которые предлагает данный курс, это невозможно сделать. Я много учился математике, программированию и машинному обучению, но пренебрегал эмоциональной и социальной сторонами жизни. Я хочу благодаря этому курсу получить баланс между софт-скиллами и хард-скиллами. Я никогда не бывал камандным лидером. Если я научусь им быть, мое потенциальное положительное влияние на мир увеличится. </text:span>Мои дальнейшие планы после окончан<text:span text:style-name="T5">и</text:span>я магистратуры – получать ученую степень здесь или зарубежом, изобретать, заниматься наукой, высокими технологиями и передовыми областями знаний, <text:span text:style-name="T6">решать мировые проблемы</text:span>. </text:p>
      <text:p text:style-name="P4"><text:soft-page-break/></text:p>
      <text:p text:style-name="P4"/>
      <text:p text:style-name="P4">У меня есть некоторое образование в области математики и информационных технологий, и я хочу расширить свои возможности как будущего ученого и изобретателя. </text:p>
      <text:p text:style-name="P4"/>
      <text:p text:style-name="P2">В ближайшие годы на нашу цивилизацию окажут большое влияние биотехнологии, нанотехнологии и информационные технологии. У меня есть некоторое образование в области информационных <text:span text:style-name="T4">технологий засчет Школы Анализа Данных и курсов на курсере</text:span>, и я хочу расширить свои возможности как будущего ученого и изобретателя. <text:span text:style-name="T4">Я хочу повысить свою ценность как работника засчет освоения git, поскольку он дает большую гибкость в коллаборативной разработке проектов. Ближайшим летом я планирую пройти стажировку, и владение git поможет мне попасть на более высокие <text:s/>позиции в работе. Я уже занимался проектами, связанными с совместным написанием кода, и большинство проблем и неудобств были вызваны именно незнанием git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6:20:34.037090562</meta:creation-date>
    <dc:date>2020-12-23T15:34:51.922332472</dc:date>
    <meta:editing-duration>PT29M1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607" meta:character-count="4272" meta:non-whitespace-character-count="3670"/>
  </office:meta>
</office:document-meta>
</file>